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.Ref( SchemaAttributeGroup attribute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.Ref( SchemaTypeSystem system , String ha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